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7.401cm" style:rel-column-width="25526*"/>
    </style:style>
    <style:style style:name="Таблица1.B" style:family="table-column">
      <style:table-column-properties style:column-width="11.599cm" style:rel-column-width="40009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 style:text-overline-style="none" style:text-overline-color="font-color"/>
    </style:style>
    <style:style style:name="T3" style:family="text">
      <style:text-properties style:font-name-asian="Times New Roman1" style:font-name-complex="Times New Roman1" style:text-overline-style="none" style:text-overline-color="font-color"/>
    </style:style>
    <style:style style:name="T4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1" style:font-name-complex="Times New Roman1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/images/3020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Выход алгоритма (векторный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2" text:anchor-type="as-char" svg:width="6.399cm" svg:height="1.96cm" draw:z-index="0"><draw:image xlink:href="../../odt/images/3020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3">Блок </text:span><text:span text:style-name="T3">производит запись </text:span><text:span text:style-name="T4">значений сигналов (запись </text:span><text:span text:style-name="T3">данных) в локальный список сигналов проекта или в список сигналов подключенной базы данных. Блок имеет один вход, в отличие от блока «Выход алгоритма», где количество входных портов равно количеству записываемых сигналов. Размерность входного вектора равна </text:span><text:span text:style-name="T2">сумме</text:span><text:span text:style-name="T3"> размерностей записываемых сигналов.</text:span></text:p>
            <text:p text:style-name="Text_20_body">При двойном щелчке по блоку появляется редактор списка записываемых переменных:</text:p>
            <text:p text:style-name="P4"><draw:frame draw:style-name="fr1" draw:name="Графический объект3" text:anchor-type="as-char" svg:width="17.069cm" svg:height="7.511cm" draw:z-index="0"><draw:image xlink:href="../../odt/images/3018_prop.png" xlink:type="simple" xlink:show="embed" xlink:actuate="onLoad"/></draw:frame></text:p>
            <text:p text:style-name="Text_20_body">Имя переменной задаётся в поле «Имя сигнала». Каждому входу блока соответствует свой сигнал.</text:p>
            <text:p text:style-name="Text_20_body">Назначение полей таблицы:</text:p>
            <text:list xml:id="list5114935334265413436" text:style-name="L1">
              <text:list-item>
                <text:p text:style-name="P5"><text:span text:style-name="T3">№ </text:span><text:span text:style-name="T3">— </text:span><text:span text:style-name="T3">задается порядковый номер сигнала (и соответственно входа блока).</text:span></text:p>
              </text:list-item>
              <text:list-item>
                <text:p text:style-name="P5"><text:span text:style-name="T6">ID </text:span><text:span text:style-name="T6">—</text:span><text:span text:style-name="T6"> </text:span><text:span text:style-name="T4">идентификатор сигнала (входа).</text:span></text:p>
              </text:list-item>
              <text:list-item>
                <text:p text:style-name="P5"><text:span text:style-name="T4">Приёмник </text:span><text:span text:style-name="T4">— описание «пункта назначения» сигнала (куда уходит сигнал).</text:span></text:p>
              </text:list-item>
              <text:list-item>
                <text:p text:style-name="P5">Маркировка — маркировка сигнала (или приёмника сигнала).</text:p>
              </text:list-item>
              <text:list-item>
                <text:p text:style-name="P5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5">Имя сигнала — имя переменной, записываемой в базу данных.</text:p>
              </text:list-item>
            </text:list>
            <text:p text:style-name="Text_20_body">В нижней части задается имя алгоритма, под которым в базе данных будут записаны выходные сигналы этого алгоритма.</text:p>
            <text:p text:style-name="Text_20_body">Справа есть опции, которыми можно настроить внешний вид блока на схеме, отображение шапки и расположение портов блока.</text:p>
            <text:p text:style-name="Text_20_body"><text:span text:style-name="T1">Свойства</text:span>:</text:p>
            <text:list xml:id="list4364172838148584012" text:style-name="L2">
              <text:list-item>
                <text:p text:style-name="P6">Выбор максимума (ИЛИ).</text:p>
              </text:list-item>
              <text:list-item>
                <text:p text:style-name="P6"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6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 (векторный)</dc:title>
    <dc:date>2012-03-30T16:06:51.71</dc:date>
    <meta:generator>OpenOffice_Beta/4.1.0$Win32 OpenOffice.org_project/410m14$Build-9760</meta:generator>
    <meta:editing-duration>PT3H23M49S</meta:editing-duration>
    <meta:editing-cycles>77</meta:editing-cycles>
    <meta:document-statistic meta:table-count="1" meta:image-count="3" meta:object-count="0" meta:page-count="2" meta:paragraph-count="23" meta:word-count="213" meta:character-count="1483"/>
  </office:meta>
</office:document-meta>
</file>